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5c95" officeooo:paragraph-rsid="00145c95"/>
    </style:style>
    <style:style style:name="P2" style:family="paragraph" style:parent-style-name="Standard">
      <style:text-properties officeooo:rsid="00174ae0" officeooo:paragraph-rsid="00174ae0"/>
    </style:style>
    <style:style style:name="P3" style:family="paragraph" style:parent-style-name="Standard">
      <style:text-properties officeooo:rsid="0018a084" officeooo:paragraph-rsid="0018a084"/>
    </style:style>
    <style:style style:name="P4" style:family="paragraph" style:parent-style-name="Standard">
      <style:text-properties officeooo:rsid="001b14c2" officeooo:paragraph-rsid="001b14c2"/>
    </style:style>
    <style:style style:name="P5" style:family="paragraph" style:parent-style-name="Standard">
      <style:text-properties officeooo:rsid="001c6c3b" officeooo:paragraph-rsid="001c6c3b"/>
    </style:style>
    <style:style style:name="P6" style:family="paragraph" style:parent-style-name="Standard">
      <style:text-properties officeooo:rsid="001e3d9b" officeooo:paragraph-rsid="001e3d9b"/>
    </style:style>
    <style:style style:name="P7" style:family="paragraph" style:parent-style-name="Standard">
      <style:text-properties officeooo:rsid="00209195" officeooo:paragraph-rsid="00209195"/>
    </style:style>
    <style:style style:name="P8" style:family="paragraph" style:parent-style-name="Standard">
      <style:text-properties officeooo:rsid="00152e82" officeooo:paragraph-rsid="00152e82"/>
    </style:style>
    <style:style style:name="P9" style:family="paragraph" style:parent-style-name="Standard">
      <style:text-properties officeooo:rsid="00181227" officeooo:paragraph-rsid="00181227"/>
    </style:style>
    <style:style style:name="P10" style:family="paragraph" style:parent-style-name="Standard">
      <style:text-properties officeooo:rsid="0023851e" officeooo:paragraph-rsid="0023851e"/>
    </style:style>
    <style:style style:name="P11" style:family="paragraph" style:parent-style-name="Standard">
      <style:text-properties officeooo:rsid="00219b8f" officeooo:paragraph-rsid="00219b8f"/>
    </style:style>
    <style:style style:name="P12" style:family="paragraph" style:parent-style-name="Standard">
      <style:text-properties officeooo:rsid="00242e0c" officeooo:paragraph-rsid="00242e0c"/>
    </style:style>
    <style:style style:name="T1" style:family="text">
      <style:text-properties officeooo:rsid="00152e82"/>
    </style:style>
    <style:style style:name="T2" style:family="text">
      <style:text-properties officeooo:rsid="00167b06"/>
    </style:style>
    <style:style style:name="T3" style:family="text">
      <style:text-properties style:text-position="super 58%"/>
    </style:style>
    <style:style style:name="T4" style:family="text">
      <style:text-properties officeooo:rsid="001e7243"/>
    </style:style>
    <style:style style:name="T5" style:family="text">
      <style:text-properties officeooo:rsid="001ec8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CJ</text:span>: <text:s/>GNU compiler for java</text:p>
      <text:p text:style-name="P8">DRM: <text:s/>A subsystem of Linux kernel for interfacing with GPUs of video card.</text:p>
      <text:p text:style-name="P11">NIC: Network Interface Card 网卡</text:p>
      <text:p text:style-name="P12">R-UIM: Removable User Identity Module</text:p>
      <text:p text:style-name="P1">bootsplash </text:p>
      <text:p text:style-name="P1"/>
      <text:p text:style-name="P1">f<text:span text:style-name="T2">astboot: <text:s/>A diagnostic protocol for modify the flash file system via a USB connection from host computer</text:span></text:p>
      <text:p text:style-name="P2">ADB: <text:s/>Android Debug Bridge</text:p>
      <text:p text:style-name="P9">bootloader: <text:s/>存储在ROM中,在开机时将非易失性存储(如磁盘)中的数据拷贝至RAM中.(这些数据包括OS数据)</text:p>
      <text:p text:style-name="P10">busybox 一个体积小的可执行文件,集成了必要的一些UNIX指令,非常适合在嵌入式系统上使用</text:p>
      <text:p text:style-name="P3">2<text:span text:style-name="T3">nd</text:span> stage bootloader: 如 GNU GRUB ,NTLDR ,BOOTMGR</text:p>
      <text:p text:style-name="P3"/>
      <text:p text:style-name="P4">verbose: <text:s/>冗长的</text:p>
      <text:p text:style-name="P6">asterisk: <text:s/>星号</text:p>
      <text:p text:style-name="P4"/>
      <text:p text:style-name="P5">usr: <text:s/>Unix Software Resources</text:p>
      <text:p text:style-name="P5"/>
      <text:p text:style-name="P5">congest<text:span text:style-name="T4">ion: 拥塞</text:span></text:p>
      <text:p text:style-name="P5">met<text:span text:style-name="T5">adata: 元数据 <text:s/>描述数据的数据(包括描述数据的修改时间,对应的物理设备信息等等)</text:span></text:p>
      <text:p text:style-name="P5"/>
      <text:p text:style-name="P7">interrogate 审问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09:58:03.554087297</meta:creation-date>
    <dc:date>2015-01-06T10:51:38.211347507</dc:date>
    <meta:editing-duration>PT13S</meta:editing-duration>
    <meta:editing-cycles>16</meta:editing-cycles>
    <meta:generator>LibreOffice/4.2.7.2$Linux_X86_64 LibreOffice_project/420m0$Build-2</meta:generator>
    <meta:document-statistic meta:table-count="0" meta:image-count="0" meta:object-count="0" meta:page-count="1" meta:paragraph-count="16" meta:word-count="193" meta:character-count="597" meta:non-whitespace-character-count="526"/>
  </office:meta>
</office:document-meta>
</file>